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" svg:font-family="mono" style:font-pitch="fixed"/>
    <style:font-face style:name="DejaVu Sans Mono" svg:font-family="'DejaVu Sans Mono'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Mono" svg:font-family="'Aptos Mono'" style:font-family-generic="roman" style:font-pitch="variable"/>
    <style:font-face style:name="Consolas" svg:font-family="Consolas" style:font-family-generic="roman" style:font-pitch="variable"/>
    <style:font-face style:name="Arimo" svg:font-family="Arimo" style:font-family-generic="swiss" style:font-pitch="variable"/>
    <style:font-face style:name="Aptos Mono1" svg:font-family="'Aptos Mono'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5" style:family="paragraph" style:parent-style-name="Standard">
      <style:paragraph-properties fo:margin-left="0.5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6" style:family="paragraph" style:parent-style-name="Standard">
      <style:paragraph-properties fo:margin-left="1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7" style:family="paragraph" style:parent-style-name="Standard">
      <style:paragraph-properties fo:margin-top="0in" fo:margin-bottom="0in"/>
      <style:text-properties fo:color="#000000"/>
    </style:style>
    <style:style style:name="P8" style:family="paragraph" style:parent-style-name="Standard">
      <style:paragraph-properties fo:margin-top="0in" fo:margin-bottom="0in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in"/>
      <style:text-properties fo:color="#000000" style:font-name="Aptos Mono" style:font-name-asian="Aptos Mono1" style:font-name-complex="Aptos Mono1"/>
    </style:style>
    <style:style style:name="P10" style:family="paragraph" style:parent-style-name="Standard">
      <style:paragraph-properties fo:margin-top="0in" fo:margin-bottom="0in"/>
      <style:text-properties fo:color="#000000" style:font-name="DejaVu Sans Mono" style:font-name-asian="Aptos Mono1" style:font-name-complex="Aptos Mono1"/>
    </style:style>
    <style:style style:name="P11" style:family="paragraph" style:parent-style-name="Standard">
      <style:paragraph-properties fo:margin-top="0in" fo:margin-bottom="0in" fo:text-align="center" style:justify-single-word="false"/>
      <style:text-properties fo:color="#000000"/>
    </style:style>
    <style:style style:name="P12" style:family="paragraph" style:parent-style-name="Standard" style:master-page-name="Standard">
      <style:paragraph-properties fo:margin-top="0in" fo:margin-bottom="0in" fo:text-align="center" style:justify-single-word="false" style:page-number="auto"/>
      <style:text-properties fo:color="#000000"/>
    </style:style>
    <style:style style:name="P13" style:family="paragraph" style:parent-style-name="Standard">
      <style:paragraph-properties fo:margin-left="0.5in" fo:margin-right="0in" fo:margin-top="0in" fo:margin-bottom="0in" fo:text-indent="0in" style:auto-text-indent="false"/>
      <style:text-properties fo:color="#000000"/>
    </style:style>
    <style:style style:name="P14" style:family="paragraph" style:parent-style-name="Standard">
      <style:paragraph-properties fo:margin-left="0.5in" fo:margin-right="0in" fo:margin-top="0in" fo:margin-bottom="0in" fo:text-indent="0in" style:auto-text-indent="false"/>
      <style:text-properties fo:color="#000000" style:text-line-through-style="none" style:font-name="Consolas" fo:font-size="8pt" fo:language="en" fo:country="US" fo:font-style="italic" style:text-underline-style="none" fo:font-weight="normal" style:font-name-asian="Consolas1" style:font-size-asian="8pt" style:font-style-asian="italic" style:font-weight-asian="normal" style:font-name-complex="Consolas1" style:font-size-complex="8pt" style:font-style-complex="italic" style:font-weight-complex="normal"/>
    </style:style>
    <style:style style:name="P15" style:family="paragraph" style:parent-style-name="Standard">
      <style:paragraph-properties fo:margin-left="0.5in" fo:margin-right="0in" fo:margin-top="0in" fo:margin-bottom="0in" fo:text-indent="0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text-indent="0in" style:auto-text-indent="false" text:number-lines="true" text:line-number="0"/>
      <style:text-properties fo:color="#000000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16%" fo:text-align="start" style:justify-single-word="false" fo:text-indent="0in" style:auto-text-indent="false" text:number-lines="true" text:line-number="0"/>
      <style:text-properties fo:color="#000000" style:font-name="DejaVu Sans Mono" style:font-name-asian="Aptos Mono1" style:font-name-complex="Aptos Mono1"/>
    </style:style>
    <style:style style:name="P19" style:family="paragraph" style:parent-style-name="Standard">
      <style:paragraph-properties fo:margin-left="0in" fo:margin-right="0in" fo:margin-top="0in" fo:margin-bottom="0in" fo:text-indent="0in" style:auto-text-indent="false"/>
      <style:text-properties fo:color="#000000"/>
    </style:style>
    <style:style style:name="P20" style:family="paragraph" style:parent-style-name="Standard">
      <style:paragraph-properties fo:margin-left="0in" fo:margin-right="0in" fo:margin-top="0in" fo:margin-bottom="0in" fo:text-indent="0in" style:auto-text-indent="false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16%" fo:text-align="start" style:justify-single-word="false" fo:text-indent="0in" style:auto-text-indent="false"/>
      <style:text-properties fo:color="#000000"/>
    </style:style>
    <style:style style:name="P22" style:family="paragraph" style:parent-style-name="Standard">
      <style:paragraph-properties fo:margin-left="0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3" style:family="paragraph" style:parent-style-name="Standard">
      <style:paragraph-properties fo:margin-left="0.5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4" style:family="paragraph" style:parent-style-name="Standard">
      <style:paragraph-properties fo:margin-left="1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5" style:family="paragraph" style:parent-style-name="Standard">
      <style:paragraph-properties fo:margin-left="1.5in" fo:margin-right="0in" fo:margin-top="0in" fo:margin-bottom="0in" fo:text-indent="0.5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6" style:family="paragraph" style:parent-style-name="Standard">
      <style:paragraph-properties fo:margin-left="1.5in" fo:margin-right="0in" fo:margin-top="0in" fo:margin-bottom="0in" fo:text-indent="0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27" style:family="paragraph" style:parent-style-name="Standard">
      <style:paragraph-properties fo:margin-left="1in" fo:margin-right="0in" fo:margin-top="0in" fo:margin-bottom="0in" fo:text-indent="0in" style:auto-text-indent="false" text:number-lines="true" text:line-number="0"/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1" style:family="text">
      <style:text-properties fo:color="#000000" style:text-line-through-style="none" style:font-name="Consolas" fo:font-size="16pt" fo:language="en" fo:country="US" fo:font-style="normal" style:text-underline-style="none" fo:font-weight="bold" style:font-name-asian="Consolas1" style:font-size-asian="16pt" style:font-style-asian="normal" style:font-weight-asian="bold" style:font-name-complex="Consolas1" style:font-size-complex="16pt" style:font-style-complex="normal" style:font-weight-complex="bold"/>
    </style:style>
    <style:style style:name="T2" style:family="text">
      <style:text-properties fo:color="#000000" style:text-line-through-style="none" style:font-name="Consolas" fo:font-size="16pt" fo:language="en" fo:country="US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3" style:family="text">
      <style:text-properties fo:color="#000000" style:text-line-through-style="none" style:font-name="Consolas" fo:font-size="14pt" fo:language="en" fo:country="US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4" style:family="text">
      <style:text-properties fo:color="#000000" style:text-line-through-style="none" style:font-name="Consolas" fo:font-size="14pt" fo:language="en" fo:country="US" fo:font-style="normal" style:text-underline-style="solid" style:text-underline-width="auto" style:text-underline-color="font-color" fo:font-weight="bold" style:font-name-asian="Consolas1" style:font-size-asian="14pt" style:font-style-asian="normal" style:font-weight-asian="bold" style:font-name-complex="Consolas1" style:font-size-complex="14pt" style:font-style-complex="normal" style:font-weight-complex="bold"/>
    </style:style>
    <style:style style:name="T5" style:family="text">
      <style:text-properties fo:color="#000000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6" style:family="text">
      <style:text-properties fo:color="#000000" style:text-line-through-style="none" style:font-name="Consolas" fo:font-size="11pt" fo:language="en" fo:country="US" fo:font-style="normal" style:text-underline-style="none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7" style:family="text">
      <style:text-properties fo:color="#000000" style:text-line-through-style="none" style:font-name="Consolas" fo:font-size="11pt" fo:language="en" fo:country="US" fo:font-style="normal" style:text-underline-style="solid" style:text-underline-width="auto" style:text-underline-color="font-color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8" style:family="text">
      <style:text-properties fo:color="#000000" style:text-line-through-style="none" style:font-name="Consolas" fo:font-size="11pt" fo:language="en" fo:country="US" fo:font-style="normal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9" style:family="text">
      <style:text-properties fo:color="#000000" style:text-line-through-style="none" style:font-name="Consolas" fo:font-size="12pt" fo:language="en" fo:country="US" fo:font-style="normal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Consolas" fo:font-size="12pt" fo:language="en" fo:country="US" fo:font-style="normal" style:text-underline-style="solid" style:text-underline-width="auto" style:text-underline-color="font-color" fo:font-weight="bold" style:font-name-asian="Consolas1" style:font-size-asian="12pt" style:font-style-asian="normal" style:font-weight-asian="bold" style:font-name-complex="Consolas1" style:font-size-complex="12pt" style:font-style-complex="normal" style:font-weight-complex="bold"/>
    </style:style>
    <style:style style:name="T11" style:family="text">
      <style:text-properties fo:color="#000000" style:text-line-through-style="none" style:font-name="Consolas" fo:font-size="12pt" fo:language="en" fo:country="US" fo:font-style="italic" style:text-underline-style="none" fo:font-weight="normal" style:font-name-asian="Consolas1" style:font-size-asian="12pt" style:font-style-asian="italic" style:font-weight-asian="normal" style:font-name-complex="Consolas1" style:font-size-complex="12pt" style:font-style-complex="italic" style:font-weight-complex="normal"/>
    </style:style>
    <style:style style:name="T12" style:family="text">
      <style:text-properties fo:color="#000000" style:text-line-through-style="none" style:font-name="Consolas" fo:font-size="9pt" fo:language="en" fo:country="US" fo:font-style="normal" style:text-underline-style="none" fo:font-weight="normal" style:font-name-asian="Consolas1" style:font-size-asian="9pt" style:font-style-asian="normal" style:font-weight-asian="normal" style:font-name-complex="Consolas1" style:font-size-complex="9pt" style:font-style-complex="normal" style:font-weight-complex="normal"/>
    </style:style>
    <style:style style:name="T13" style:family="text">
      <style:text-properties fo:color="#000000" style:text-line-through-style="none" style:font-name="Consolas" fo:font-size="9pt" fo:language="en" fo:country="US" fo:font-style="italic" style:text-underline-style="none" fo:font-weight="normal" style:font-name-asian="Consolas1" style:font-size-asian="9pt" style:font-style-asian="italic" style:font-weight-asian="normal" style:font-name-complex="Consolas1" style:font-size-complex="9pt" style:font-style-complex="italic" style:font-weight-complex="normal"/>
    </style:style>
    <style:style style:name="T14" style:family="text">
      <style:text-properties fo:color="#000000" style:text-line-through-style="none" style:font-name="DejaVu Sans Mono" fo:font-size="12pt" fo:language="en" fo:country="US" fo:font-style="normal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15" style:family="text">
      <style:text-properties style:text-line-through-style="none" style:font-name="Consolas" fo:font-size="11pt" fo:language="en" fo:country="US" fo:font-style="normal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16" style:family="text">
      <style:text-properties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17" style:family="text">
      <style:text-properties style:text-line-through-style="none" style:font-name="Consolas" fo:font-size="11pt" fo:language="en" fo:country="US" fo:font-style="normal" style:text-underline-style="none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18" style:family="text">
      <style:text-properties style:text-line-through-style="none" style:font-name="Consolas" fo:font-size="11pt" fo:language="en" fo:country="US" fo:font-style="normal" style:text-underline-style="solid" style:text-underline-width="auto" style:text-underline-color="font-color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19" style:family="text">
      <style:text-properties style:text-line-through-style="none" style:font-name="Consolas" fo:font-size="11pt" fo:language="en" fo:country="US" fo:font-style="normal" style:text-underline-style="solid" style:text-underline-width="auto" style:text-underline-color="font-color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20" style:family="text">
      <style:text-properties style:text-line-through-style="none" style:font-name="Consolas" fo:font-size="11pt" fo:language="en" fo:country="US" fo:font-style="italic" style:text-underline-style="solid" style:text-underline-width="auto" style:text-underline-color="font-color" fo:font-weight="bold" style:font-name-asian="Consolas1" style:font-size-asian="11pt" style:font-style-asian="italic" style:font-weight-asian="bold" style:font-name-complex="Consolas1" style:font-size-complex="11pt" style:font-style-complex="italic" style:font-weight-complex="bold"/>
    </style:style>
    <style:style style:name="T21" style:family="text">
      <style:text-properties style:text-line-through-style="none" style:font-name="Consolas" fo:font-size="16pt" fo:language="en" fo:country="US" fo:font-style="normal" style:text-underline-style="none" fo:font-weight="bold" style:font-name-asian="Consolas1" style:font-size-asian="16pt" style:font-style-asian="normal" style:font-weight-asian="bold" style:font-name-complex="Consolas1" style:font-size-complex="16pt" style:font-style-complex="normal" style:font-weight-complex="bold"/>
    </style:style>
    <style:style style:name="T22" style:family="text">
      <style:text-properties style:text-line-through-style="none" style:font-name="Consolas" fo:font-size="16pt" fo:language="en" fo:country="US" fo:font-style="normal" style:text-underline-style="none" fo:font-weight="normal" style:font-name-asian="Consolas1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23" style:family="text">
      <style:text-properties style:text-line-through-style="none" style:font-name="Consolas" fo:font-size="14pt" fo:language="en" fo:country="US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24" style:family="text">
      <style:text-properties style:text-line-through-style="none" style:font-name="Consolas" fo:font-size="14pt" fo:language="en" fo:country="US" fo:font-style="normal" style:text-underline-style="solid" style:text-underline-width="auto" style:text-underline-color="font-color" fo:font-weight="bold" style:font-name-asian="Consolas1" style:font-size-asian="14pt" style:font-style-asian="normal" style:font-weight-asian="bold" style:font-name-complex="Consolas1" style:font-size-complex="14pt" style:font-style-complex="normal" style:font-weight-complex="bold"/>
    </style:style>
    <style:style style:name="T25" style:family="text">
      <style:text-properties style:text-line-through-style="none" style:font-name="Consolas" fo:font-size="12pt" fo:language="en" fo:country="US" fo:font-style="normal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26" style:family="text">
      <style:text-properties style:text-line-through-style="none" style:font-name="Consolas" fo:font-size="12pt" fo:language="en" fo:country="US" fo:font-style="normal" style:text-underline-style="solid" style:text-underline-width="auto" style:text-underline-color="font-color" fo:font-weight="bold" style:font-name-asian="Consolas1" style:font-size-asian="12pt" style:font-style-asian="normal" style:font-weight-asian="bold" style:font-name-complex="Consolas1" style:font-size-complex="12pt" style:font-style-complex="normal" style:font-weight-complex="bold"/>
    </style:style>
    <style:style style:name="T27" style:family="text">
      <style:text-properties style:text-line-through-style="none" style:font-name="Consolas" fo:font-size="12pt" fo:language="en" fo:country="US" fo:font-style="italic" style:text-underline-style="none" fo:font-weight="normal" style:font-name-asian="Consolas1" style:font-size-asian="12pt" style:font-style-asian="italic" style:font-weight-asian="normal" style:font-name-complex="Consolas1" style:font-size-complex="12pt" style:font-style-complex="italic" style:font-weight-complex="normal"/>
    </style:style>
    <style:style style:name="T28" style:family="text">
      <style:text-properties style:text-line-through-style="none" style:font-name="Consolas" fo:font-size="9pt" fo:language="en" fo:country="US" fo:font-style="normal" style:text-underline-style="none" fo:font-weight="normal" style:font-name-asian="Consolas1" style:font-size-asian="9pt" style:font-style-asian="normal" style:font-weight-asian="normal" style:font-name-complex="Consolas1" style:font-size-complex="9pt" style:font-style-complex="normal" style:font-weight-complex="normal"/>
    </style:style>
    <style:style style:name="T29" style:family="text">
      <style:text-properties style:text-line-through-style="none" style:font-name="Consolas" fo:font-size="9pt" fo:language="en" fo:country="US" fo:font-style="italic" style:text-underline-style="none" fo:font-weight="normal" style:font-name-asian="Consolas1" style:font-size-asian="9pt" style:font-style-asian="italic" style:font-weight-asian="normal" style:font-name-complex="Consolas1" style:font-size-complex="9pt" style:font-style-complex="italic" style:font-weight-complex="normal"/>
    </style:style>
    <style:style style:name="T30" style:family="text">
      <style:text-properties style:text-line-through-style="none" style:font-name="DejaVu Sans Mono" fo:font-size="12pt" fo:language="en" fo:country="US" fo:font-style="normal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31" style:family="text">
      <style:text-properties fo:color="#cc0099" style:text-line-through-style="none" style:font-name="Consolas" fo:font-size="11pt" fo:language="en" fo:country="US" fo:font-style="normal" style:text-underline-style="none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32" style:family="text">
      <style:text-properties fo:color="#009ed6" style:text-line-through-style="none" style:font-name="Consolas" fo:font-size="11pt" fo:language="en" fo:country="US" fo:font-style="normal" style:text-underline-style="none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33" style:family="text">
      <style:text-properties fo:color="#9900ff" style:text-line-through-style="none" style:font-name="Consolas" fo:font-size="11pt" fo:language="en" fo:country="US" fo:font-style="normal" style:text-underline-style="solid" style:text-underline-width="auto" style:text-underline-color="font-color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34" style:family="text">
      <style:text-properties fo:color="#9900ff" style:text-line-through-style="none" style:font-name="Consolas" fo:font-size="11pt" fo:language="en" fo:country="US" fo:font-style="normal" style:text-underline-style="solid" style:text-underline-width="auto" style:text-underline-color="font-color" fo:font-weight="bold" style:font-name-asian="Consolas1" style:font-size-asian="11pt" style:font-style-asian="normal" style:font-weight-asian="bold" style:font-name-complex="Consolas1" style:font-size-complex="11pt" style:font-style-complex="normal" style:font-weight-complex="bold"/>
    </style:style>
    <style:style style:name="T35" style:family="text">
      <style:text-properties fo:color="#9900ff" style:text-line-through-style="none" style:font-name="Consolas" fo:font-size="11pt" fo:language="en" fo:country="US" fo:font-style="normal" style:text-underline-style="none" fo:font-weight="normal" style:font-name-asian="Consolas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36" style:family="text">
      <style:text-properties fo:color="#9900ff" style:text-line-through-style="none" style:font-name="Consolas" fo:font-size="11pt" fo:language="en" fo:country="US" fo:font-style="italic" style:text-underline-style="solid" style:text-underline-width="auto" style:text-underline-color="font-color" fo:font-weight="bold" style:font-name-asian="Consolas1" style:font-size-asian="11pt" style:font-style-asian="italic" style:font-weight-asian="bold" style:font-name-complex="Consolas1" style:font-size-complex="11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1">Programming Design Worksheet - Redfield</text:span><text:line-break/><text:span text:style-name="T21"> for CS1310 </text:span><text:span text:style-name="T23">(programs 2-7) </text:span><text:span text:style-name="T21">and CS1311 </text:span><text:span text:style-name="T23">(programs 1-6)</text:span><text:span text:style-name="T22"> </text:span><text:line-break/><text:span text:style-name="T16">Copy this file. Type and past images to create new documents for designs.</text:span><text:line-break/><text:span text:style-name="T16">Print it for class (if you must miss, submit one file to Designs). </text:span></text:p>
      <text:p text:style-name="P7"><text:span text:style-name="T16">First name </text:span><text:span text:style-name="T17">Davide </text:span><text:span text:style-name="T16"><text:s text:c="3"/>Last name</text:span><text:span text:style-name="T17"> Russillo</text:span></text:p>
      <text:p text:style-name="P7"><text:span text:style-name="T16">Design for program name </text:span><text:span text:style-name="T17">Tic-Tac-Toe</text:span></text:p>
      <text:p text:style-name="P7"/>
      <text:p text:style-name="P7"><text:span text:style-name="T24">DATA</text:span><text:line-break/><text:line-break/></text:p>
      <text:p text:style-name="P7"><text:span text:style-name="T18">Variables needed in </text:span><text:span text:style-name="T19">WORDS for</text:span><text:span text:style-name="T18"> </text:span><text:span text:style-name="T19">main </text:span><text:span text:style-name="T18">and </text:span><text:span text:style-name="T19">globally</text:span></text:p>
      <text:p text:style-name="P1"/>
      <text:p text:style-name="P1">GLOBAL</text:p>
      <text:p text:style-name="P1"/>
      <text:p text:style-name="P1">Board array</text:p>
      <text:p text:style-name="P1">Player x or y</text:p>
      <text:p text:style-name="P1">row number</text:p>
      <text:p text:style-name="P1">column number</text:p>
      <text:p text:style-name="P1">move counter</text:p>
      <text:p text:style-name="P1"/>
      <text:p text:style-name="P1">MAIN</text:p>
      <text:p text:style-name="P1"/>
      <text:p text:style-name="P1">input character</text:p>
      <text:p text:style-name="P7"><text:span text:style-name="T16"><text:s text:c="5"/></text:span><text:line-break/><text:span text:style-name="T18">C </text:span><text:span text:style-name="T20">DECLARATIONS </text:span><text:span text:style-name="T18">for main &amp; global</text:span><text:span text:style-name="T16"> <text:s text:c="2"/></text:span></text:p>
      <text:p text:style-name="P7"/>
      <text:p text:style-name="P7">char ttt[3][3];</text:p>
      <text:p text:style-name="P7">char player = ‘X’;</text:p>
      <text:p text:style-name="P7">int row;</text:p>
      <text:p text:style-name="P7">int col;</text:p>
      <text:p text:style-name="P7">int moves;</text:p>
      <text:p text:style-name="P7"/>
      <text:p text:style-name="P7">char input;</text:p>
      <text:p text:style-name="P14">(STARTING TicTacToe:put image; or draw: Insert, Drawing; or put at end of the file) </text:p>
      <text:p text:style-name="P13"/>
      <text:p text:style-name="P13"/>
      <text:p text:style-name="P13"/>
      <text:p text:style-name="P19"/>
      <text:p text:style-name="P13"/>
      <text:p text:style-name="P13"><text:soft-page-break/><text:line-break/><text:span text:style-name="T19">draw </text:span><text:span text:style-name="T18">in RAM with possible values</text:span><text:span text:style-name="T16"> </text:span></text:p>
      <text:p text:style-name="P9"/>
      <text:p text:style-name="P10"><text:s text:c="11"/>| <text:s text:c="10"/>|</text:p>
      <text:p text:style-name="P10"><text:s/>ttt[0][0] | ttt[0][1] | ttt[0][2]</text:p>
      <text:p text:style-name="P10">___________|___________|___________</text:p>
      <text:p text:style-name="P10"><text:s text:c="11"/>| <text:s text:c="10"/>|</text:p>
      <text:p text:style-name="P10"><text:s/>ttt[1][0] | ttt[1][1] | ttt[1][2]</text:p>
      <text:p text:style-name="P10">___________|___________|___________</text:p>
      <text:p text:style-name="P10"><text:s text:c="11"/>| <text:s text:c="10"/>|</text:p>
      <text:p text:style-name="P10"><text:s/>ttt[2][0] | ttt[2][1] | ttt[2][2]</text:p>
      <text:p text:style-name="P18"><text:s text:c="11"/>| <text:s text:c="10"/>|</text:p>
      <text:p text:style-name="P9"/>
      <text:p text:style-name="P9"/>
      <text:p text:style-name="P9"/>
      <text:p text:style-name="P7"/>
      <text:p text:style-name="P1"><text:s text:c="2"/></text:p>
      <text:p text:style-name="P7"><text:span text:style-name="T24">Algorithm to PSEUDOCODE level</text:span><text:span text:style-name="T25"> </text:span><text:span text:style-name="T16">for each function </text:span><text:line-break/><text:span text:style-name="T28">(</text:span><text:span text:style-name="T29">remember to indent under </text:span><text:span text:style-name="T28">if, switch, while, do-while, for)</text:span><text:line-break/><text:span text:style-name="T19">main</text:span><text:span text:style-name="T16">:</text:span></text:p>
      <text:p text:style-name="P7">print welcome to tictactoe! X goes first. press enter to start</text:p>
      <text:p text:style-name="P7">input newline character into input</text:p>
      <text:p text:style-name="P7">clear_board()</text:p>
      <text:p text:style-name="P7">while check_win() returns 0</text:p>
      <text:p text:style-name="P7"><text:s text:c="15"/>print clearpage</text:p>
      <text:p text:style-name="P7"><text:s text:c="15"/>draw_board_options()</text:p>
      <text:p text:style-name="P7"><text:s text:c="15"/>draw_board(0)</text:p>
      <text:p text:style-name="P7"><text:s text:c="15"/>take_turn()</text:p>
      <text:p text:style-name="P7">reassign_player()</text:p>
      <text:p text:style-name="P7">reassign_player()</text:p>
      <text:p text:style-name="P7">print clearpage</text:p>
      <text:p text:style-name="P7">draw_board_options</text:p>
      <text:p text:style-name="P7">draw_board(check_if_win())</text:p>
      <text:p text:style-name="P7"/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1"><text:soft-page-break/><text:span text:style-name="T19">other </text:span><text:span text:style-name="T18">functions (</text:span><text:span text:style-name="T19">bold the names</text:span><text:span text:style-name="T18">)</text:span><text:span text:style-name="T16">:</text:span><text:span text:style-name="T16"> (put them before main in the program!) </text:span></text:p>
      <text:p text:style-name="P7"><text:span text:style-name="T16">void </text:span><text:span text:style-name="T17">draw_board_options</text:span><text:span text:style-name="T16">(void)</text:span></text:p>
      <text:p text:style-name="P1"><text:s text:c="2"/>print _1_|_2_|_3_</text:p>
      <text:p text:style-name="P1"><text:s text:c="8"/>_4_|_5_|_6_</text:p>
      <text:p text:style-name="P1"><text:s text:c="9"/>7 | 8 | 9</text:p>
      <text:p text:style-name="P1"/>
      <text:p text:style-name="P7"><text:span text:style-name="T16">void </text:span><text:span text:style-name="T17">draw_board</text:span><text:span text:style-name="T16">(int winstate)</text:span></text:p>
      <text:p text:style-name="P1"><text:s text:c="2"/>int i</text:p>
      <text:p text:style-name="P1">int wintype = winstate / 10</text:p>
      <text:p text:style-name="P1">int wincoord = winstate – winstate2 / 10 * 10</text:p>
      <text:p text:style-name="P7"/>
      <text:p text:style-name="P1"><text:s text:c="2"/>for each row</text:p>
      <text:p text:style-name="P21"><text:span text:style-name="T16"><text:s text:c="4"/>for each of the five ascii rows</text:span><text:tab/></text:p>
      <text:p text:style-name="P20"><text:s text:c="6"/>for each column</text:p>
      <text:p text:style-name="P20"><text:s text:c="8"/>if ttt[row][col] is empty</text:p>
      <text:p text:style-name="P20"><text:s text:c="10"/>print empty cell</text:p>
      <text:p text:style-name="P20"><text:s text:c="2"/><text:tab/> else</text:p>
      <text:p text:style-name="P20"><text:s text:c="2"/><text:tab/> <text:s text:c="2"/>switch i</text:p>
      <text:p text:style-name="P20"><text:s text:c="4"/><text:tab/> <text:s text:c="4"/>case first row</text:p>
      <text:p text:style-name="P20"><text:s text:c="13"/>if player is X</text:p>
      <text:p text:style-name="P20"><text:s text:c="2"/><text:tab/><text:tab/> <text:s text:c="3"/>if wintype is 1</text:p>
      <text:p text:style-name="P20"><text:s text:c="17"/>print type one X ascii art</text:p>
      <text:p text:style-name="P20"><text:s text:c="2"/><text:tab/><text:tab/> <text:s text:c="3"/>else if wintype is 2</text:p>
      <text:p text:style-name="P20"><text:s text:c="17"/>print type two X ascii art</text:p>
      <text:p text:style-name="P20"><text:s text:c="15"/>...</text:p>
      <text:p text:style-name="P20"><text:s text:c="15"/>...</text:p>
      <text:p text:style-name="P20"><text:s text:c="2"/><text:tab/><text:tab/> <text:s text:c="3"/>else print empty line</text:p>
      <text:p text:style-name="P20"><text:s text:c="6"/><text:tab/> <text:s/>else</text:p>
      <text:p text:style-name="P20"><text:s text:c="15"/>if wintype is 1</text:p>
      <text:p text:style-name="P20"><text:s text:c="17"/>print type one Y ascii art</text:p>
      <text:p text:style-name="P20"><text:s text:c="10"/>case second row</text:p>
      <text:p text:style-name="P20"><text:s text:c="10"/>...</text:p>
      <text:p text:style-name="P20"><text:s text:c="10"/>...</text:p>
      <text:p text:style-name="P20"><text:s text:c="8"/>if win is on row print =</text:p>
      <text:p text:style-name="P2"><text:span text:style-name="T5"><text:s text:c="8"/>else if diagonal add // or </text:span><text:a xlink:type="simple" xlink:href="../../../../%5C%5C" text:style-name="Internet_20_link" text:visited-style-name="Visited_20_Internet_20_Link"><text:span text:style-name="T8">\\</text:span></text:a></text:p>
      <text:p text:style-name="P20"><text:s text:c="8"/>else add | unless last column</text:p>
      <text:p text:style-name="P3"><text:s text:c="6"/>print newline </text:p>
      <text:p text:style-name="P3"><text:s text:c="2"/>if tie print tie</text:p>
      <text:p text:style-name="P3"><text:s text:c="2"/>else if win print player won!</text:p>
      <text:p text:style-name="P3"/>
      <text:p text:style-name="P3"/>
      <text:p text:style-name="P3"/>
      <text:p text:style-name="P3"><text:soft-page-break/></text:p>
      <text:p text:style-name="P16"><text:span text:style-name="T16">void </text:span><text:span text:style-name="T17">clear_board</text:span><text:span text:style-name="T16">(void)</text:span></text:p>
      <text:p text:style-name="P4">for each row</text:p>
      <text:p text:style-name="P5">for each column</text:p>
      <text:p text:style-name="P6">set ttt[row][col] = empty</text:p>
      <text:p text:style-name="P6"/>
      <text:p text:style-name="P16"><text:span text:style-name="T16">void </text:span><text:span text:style-name="T17">take_turn</text:span><text:span text:style-name="T16">(void)</text:span></text:p>
      <text:p text:style-name="P4">int position</text:p>
      <text:p text:style-name="P4">int position_valid = 0</text:p>
      <text:p text:style-name="P4">int x</text:p>
      <text:p text:style-name="P4">int y</text:p>
      <text:p text:style-name="P4"/>
      <text:p text:style-name="P4">while the position is invalid</text:p>
      <text:p text:style-name="P5">print its player’s turn, choose an empty field</text:p>
      <text:p text:style-name="P5">input number into position</text:p>
      <text:p text:style-name="P5">position_valid = 1</text:p>
      <text:p text:style-name="P5">switch position</text:p>
      <text:p text:style-name="P6">case 1</text:p>
      <text:p text:style-name="P25">set x to 0, y to 0</text:p>
      <text:p text:style-name="P26">case 2</text:p>
      <text:p text:style-name="P25">set x to 0, y to 1</text:p>
      <text:p text:style-name="P26">...</text:p>
      <text:p text:style-name="P26">case 4 set x to 1, y to 0</text:p>
      <text:p text:style-name="P26">...</text:p>
      <text:p text:style-name="P26">...</text:p>
      <text:p text:style-name="P26">default</text:p>
      <text:p text:style-name="P25">position_valid = 0</text:p>
      <text:p text:style-name="P27">if ttt[x][y] is empty and position_valid is 1</text:p>
      <text:p text:style-name="P6">ttt[x][y] = player</text:p>
      <text:p text:style-name="P27">else</text:p>
      <text:p text:style-name="P6">position_valid = 0</text:p>
      <text:p text:style-name="P6">print clearpage</text:p>
      <text:p text:style-name="P6">draw_board_options()</text:p>
      <text:p text:style-name="P6">draw_board(0)</text:p>
      <text:p text:style-name="P6">print Invalid input try again</text:p>
      <text:p text:style-name="P4">increment moves</text:p>
      <text:p text:style-name="P3"/>
      <text:p text:style-name="P16"><text:span text:style-name="T16">void </text:span><text:span text:style-name="T17">reassign_player</text:span><text:span text:style-name="T16">(void)</text:span></text:p>
      <text:p text:style-name="P4">if player is X</text:p>
      <text:p text:style-name="P5">set player to O</text:p>
      <text:p text:style-name="P15">else </text:p>
      <text:p text:style-name="P5">set player to X</text:p>
      <text:p text:style-name="P5"/>
      <text:p text:style-name="P5"><text:soft-page-break/></text:p>
      <text:p text:style-name="P16"><text:span text:style-name="T16">int </text:span><text:span text:style-name="T17">check_if_win</text:span><text:span text:style-name="T16">(void)</text:span></text:p>
      <text:p text:style-name="P3"><text:s text:c="2"/>int i</text:p>
      <text:p text:style-name="P16"/>
      <text:p text:style-name="P3"><text:s text:c="2"/>for i from 0 to 2</text:p>
      <text:p text:style-name="P3"><text:s text:c="4"/>if ttt[i][0] is not empty is equal to ttt[i][1] and ttt[i][2]</text:p>
      <text:p text:style-name="P3"><text:s text:c="6"/>return 10 + i</text:p>
      <text:p text:style-name="P3"><text:s text:c="4"/>else if ttt[0][i] is not empty and is equal to ttt[1][i] and</text:p>
      <text:p text:style-name="P3"><text:s text:c="4"/>ttt[2][i]</text:p>
      <text:p text:style-name="P3"><text:s text:c="6"/>return 20 + i</text:p>
      <text:p text:style-name="P3"><text:s text:c="2"/>if ttt[0][0] is not empty and is equal to ttt[1][1] and ttt[2][2]</text:p>
      <text:p text:style-name="P3"><text:s text:c="4"/>return 30</text:p>
      <text:p text:style-name="P3"><text:s text:c="2"/>else if ttt[0][2] is not empty and is equal to ttt[1][1] and</text:p>
      <text:p text:style-name="P3"><text:s text:c="2"/>ttt[2][0]</text:p>
      <text:p text:style-name="P3"><text:s text:c="4"/>return 40</text:p>
      <text:p text:style-name="P3"><text:s text:c="2"/>else if moves equals 9</text:p>
      <text:p text:style-name="P16"><text:span text:style-name="T16"><text:s text:c="4"/>return 50</text:span><text:tab/><text:tab/></text:p>
      <text:p text:style-name="P3"><text:s text:c="2"/>return 0</text:p>
      <text:p text:style-name="P7"/>
      <text:p text:style-name="P1"><text:s text:c="2"/></text:p>
      <text:p text:style-name="P7"><text:span text:style-name="T24">OTHER </text:span><text:span text:style-name="T26">part of the design</text:span><text:span text:style-name="T25"> (see assignment - </text:span><text:span text:style-name="T27">input or sample output</text:span><text:span text:style-name="T25">)</text:span><text:span text:style-name="T30"> <text:s/></text:span></text:p>
      <text:p text:style-name="P10">_1_|_2_|_3_</text:p>
      <text:p text:style-name="P10">_4_|_5_|_6_</text:p>
      <text:p text:style-name="P10"><text:s/>7 | 8 | 9</text:p>
      <text:p text:style-name="P10"><text:s text:c="9"/>| <text:s text:c="3"/>| <text:s text:c="3"/>|</text:p>
      <text:p text:style-name="P10"><text:s text:c="3"/>X X <text:s text:c="2"/>| <text:s text:c="2"/>O|O <text:s text:c="2"/>| <text:s text:c="2"/>X X</text:p>
      <text:p text:style-name="P10"><text:s text:c="4"/>X <text:s text:c="3"/>| <text:s/>O | O <text:s/>| <text:s text:c="3"/>X</text:p>
      <text:p text:style-name="P10"><text:s text:c="3"/>X X <text:s text:c="2"/>| <text:s text:c="2"/>O|O <text:s text:c="2"/>| <text:s text:c="2"/>X X</text:p>
      <text:p text:style-name="P10">_________|____|____|_________</text:p>
      <text:p text:style-name="P10"><text:s text:c="9"/>| <text:s text:c="3"/>| <text:s text:c="3"/>|</text:p>
      <text:p text:style-name="P10"><text:s text:c="3"/>X X <text:s text:c="2"/>| <text:s text:c="2"/>O|O <text:s text:c="2"/>|</text:p>
      <text:p text:style-name="P10"><text:s text:c="4"/>X <text:s text:c="3"/>| <text:s/>O | O <text:s/>|</text:p>
      <text:p text:style-name="P10"><text:s text:c="3"/>X X <text:s text:c="2"/>| <text:s text:c="2"/>O|O <text:s text:c="2"/>|</text:p>
      <text:p text:style-name="P10">_________|____|____|_________</text:p>
      <text:p text:style-name="P10"><text:s text:c="9"/>| <text:s text:c="3"/>| <text:s text:c="3"/>|</text:p>
      <text:p text:style-name="P10"><text:s text:c="9"/>| <text:s text:c="2"/>O|O <text:s text:c="2"/>|</text:p>
      <text:p text:style-name="P10"><text:s text:c="9"/>| <text:s/>O | O <text:s/>|</text:p>
      <text:p text:style-name="P10"><text:s text:c="9"/>| <text:s text:c="2"/>O|O <text:s text:c="2"/>|</text:p>
      <text:p text:style-name="P10"><text:s text:c="9"/>| <text:s text:c="3"/>| <text:s text:c="3"/>|</text:p>
      <text:p text:style-name="P10">O w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" svg:font-family="mono" style:font-pitch="fixed"/>
    <style:font-face style:name="DejaVu Sans Mono" svg:font-family="'DejaVu Sans Mono'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Mono" svg:font-family="'Aptos Mono'" style:font-family-generic="roman" style:font-pitch="variable"/>
    <style:font-face style:name="Consolas" svg:font-family="Consolas" style:font-family-generic="roman" style:font-pitch="variable"/>
    <style:font-face style:name="Arimo" svg:font-family="Arimo" style:font-family-generic="swiss" style:font-pitch="variable"/>
    <style:font-face style:name="Aptos Mono1" svg:font-family="'Aptos Mono'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margin-top="0in" fo:margin-bottom="0.111in" fo:line-height="116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font-name-asian="DejaVu Sans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Aptos Display" fo:font-size="28pt" fo:letter-spacing="-0.0071in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0f4761" fo:border-bottom="0.0071in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071in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467886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3T20:25:13.300</meta:creation-date>
    <dc:date>2024-10-23T17:41:58</dc:date>
    <meta:initial-creator>Russillo, Davide</meta:initial-creator>
    <dc:creator>Dave Russillo</dc:creator>
    <meta:generator>OpenOffice/4.1.15$Unix OpenOffice.org_project/4115m2$Build-9813</meta:generator>
    <meta:editing-duration>PT14M24S</meta:editing-duration>
    <meta:editing-cycles>5</meta:editing-cycles>
    <meta:document-statistic meta:table-count="0" meta:image-count="0" meta:object-count="0" meta:page-count="5" meta:paragraph-count="159" meta:word-count="621" meta:character-count="39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